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2D18D1300F1C1AF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06cm, 0cm)" draw:image-opacity="50%" style:mirror="none"/>
    </style:style>
    <style:style style:name="gr2" style:family="graphic" style:parent-style-name="standard">
      <style:graphic-properties draw:fill-color="#b2b2b2" draw:opacity="0%" draw:textarea-horizontal-align="justify" draw:textarea-vertical-align="middle" draw:auto-grow-height="false" fo:min-height="9.263cm" fo:min-width="22.729cm"/>
    </style:style>
    <style:style style:name="gr3" style:family="graphic" style:parent-style-name="standard">
      <style:graphic-properties draw:stroke="none" draw:fill="none" draw:fill-color="#ffffff" fo:min-height="11.264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fff" style:font-name="Liberation Sans1" fo:font-size="48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8pt" fo:language="es" fo:country="ES" fo:font-style="normal" fo:text-shadow="none" style:text-underline-style="none" fo:font-weight="bold" style:letter-kerning="true" style:font-name-asian="Arial" style:font-size-asian="48pt" style:language-asian="en" style:country-asian="US" style:font-style-asian="normal" style:font-weight-asian="bold" style:font-name-complex="Arial" style:font-size-complex="4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6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7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827cm" svg:x="0cm" svg:y="-0.057cm">
          <draw:image xlink:href="Pictures/10000000000005DC0000043D2D18D1300F1C1AF6.jpg" xlink:type="simple" xlink:show="embed" xlink:actuate="onLoad">
            <text:p/>
          </draw:image>
        </draw:frame>
        <draw:custom-shape draw:style-name="gr2" draw:text-style-name="P2" draw:layer="layout" svg:width="24.257cm" svg:height="10.541cm" svg:x="1.889cm" svg:y="2.58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25.317cm" svg:height="11.514cm" svg:x="1.342cm" svg:y="3.236cm">
          <draw:text-box>
            <text:p text:style-name="P3"><text:span text:style-name="T1">J</text:span><text:span text:style-name="T2">esús calma la tormenta</text:span><text:span text:style-name="T3"> </text:span></text:p>
            <text:p text:style-name="P3"><text:span text:style-name="T4">(Marcos 4.35-41)</text:span></text:p>
            <text:p text:style-name="P3"><text:span text:style-name="T5">_________________</text:span></text:p>
            <text:p text:style-name="P4"><text:span text:style-name="T6">%language%</text:span></text:p>
            <text:p text:style-name="P5"><text:span text:style-name="T7">[%lang-code%]</text:span></text:p>
            <text:p text:style-name="P6"><text:span text:style-name="T6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9:49.549000000</dc:date>
    <meta:editing-duration>PT16M55S</meta:editing-duration>
    <meta:editing-cycles>14</meta:editing-cycles>
    <meta:generator>LibreOffice/5.4.7.2$Windows_X86_64 LibreOffice_project/c838ef25c16710f8838b1faec480ebba495259d0</meta:generator>
    <meta:document-statistic meta:object-count="3"/>
  </office:meta>
</office:document-meta>
</file>